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cccccc" fo:border-left="none" fo:border-right="none" fo:border-top="non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f9ae"/>
      <style:text-properties fo:color="#000000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666666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ackground-color="#fff9ae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Veb,pnp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be,npn</text:p>
          </table:table-cell>
          <table:table-cell table:style-name="ce5" office:value-type="float" office:value="0.6" calcext:value-type="float">
            <text:p>0.6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v,cfa</text:p>
          </table:table-cell>
          <table:table-cell table:style-name="ce6" table:formula="of:=1+([.B3]/[.B4])" office:value-type="float" office:value="11" calcext:value-type="float">
            <text:p>11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Rmix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mix/Vout</text:p>
          </table:table-cell>
          <table:table-cell table:style-name="ce6" table:formula="of:=1/([.B5]*[.B6])" office:value-type="float" office:value="0.000303030303030303" calcext:value-type="float">
            <text:p>0.00030303030303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Ri,npn</text:p>
          </table:table-cell>
          <table:table-cell office:value-type="float" office:value="3300" calcext:value-type="float">
            <text:p>3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h,npn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l,npn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,npn</text:p>
          </table:table-cell>
          <table:table-cell table:style-name="ce6" table:formula="of:=-5*[.B10]/([.B10]+[.B9])-[.B2]" office:value-type="float" office:value="-3.1" calcext:value-type="float">
            <text:p>-3.1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I0</text:p>
          </table:table-cell>
          <table:table-cell table:style-name="ce6" table:formula="of:=(5+[.B11])/[.B8]" office:value-type="float" office:value="0.000575757575757576" calcext:value-type="float">
            <text:p>0.000575757575758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Ic(1V)</text:p>
          </table:table-cell>
          <table:table-cell table:style-name="ce6" table:formula="of:=[.B12]+[.B7]" office:value-type="float" office:value="0.000878787878787879" calcext:value-type="float">
            <text:p>0.000878787878788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Ri,pnp</text:p>
          </table:table-cell>
          <table:table-cell office:value-type="float" office:value="3300" calcext:value-type="float">
            <text:p>33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,pnp(1V)</text:p>
          </table:table-cell>
          <table:table-cell table:style-name="ce6" table:formula="of:=5-[.B14]*[.B13]" office:value-type="float" office:value="2.1" calcext:value-type="float">
            <text:p>2.1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Vb,pnp(1V)</text:p>
          </table:table-cell>
          <table:table-cell table:style-name="ce6" table:formula="of:=[.B15]-[.B1]" office:value-type="float" office:value="1.5" calcext:value-type="float">
            <text:p>1.5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Ic(-1V)</text:p>
          </table:table-cell>
          <table:table-cell table:style-name="ce6" table:formula="of:=[.B12]-[.B7]" office:value-type="float" office:value="0.000272727272727273" calcext:value-type="float">
            <text:p>0.000272727272727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Vi,pnp(-1V)</text:p>
          </table:table-cell>
          <table:table-cell table:style-name="ce6" table:formula="of:=5-[.B14]*[.B17]" office:value-type="float" office:value="4.1" calcext:value-type="float">
            <text:p>4.1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Vb,pnp(-1V)</text:p>
          </table:table-cell>
          <table:table-cell table:style-name="ce6" table:formula="of:=[.B18]-[.B1]" office:value-type="float" office:value="3.5" calcext:value-type="float">
            <text:p>3.5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Ve,pnp(0)</text:p>
          </table:table-cell>
          <table:table-cell table:style-name="ce6" table:formula="of:=5-[.B14]*[.B12]" office:value-type="float" office:value="3.1" calcext:value-type="float">
            <text:p>3.1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Vb,pnp(0)</text:p>
          </table:table-cell>
          <table:table-cell table:style-name="ce6" table:formula="of:=[.B20]-[.B1]" office:value-type="float" office:value="2.5" calcext:value-type="float">
            <text:p>2.5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dVb,pnp(1V)</text:p>
          </table:table-cell>
          <table:table-cell table:style-name="ce6" table:formula="of:=[.B21]-[.B16]" office:value-type="float" office:value="1" calcext:value-type="float">
            <text:p>1</text:p>
          </table:table-cell>
          <table:table-cell table:style-name="ce6" table:number-columns-repeated="1022"/>
        </table:table-row>
        <table:table-row table:style-name="ro1">
          <table:table-cell table:style-name="ce4"/>
          <table:table-cell table:style-name="ce7" table:number-columns-repeated="1023"/>
        </table:table-row>
        <table:table-row table:style-name="ro1">
          <table:table-cell office:value-type="string" calcext:value-type="string">
            <text:p>Rdin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dinA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in</text:p>
          </table:table-cell>
          <table:table-cell table:style-name="ce6" table:formula="of:=[.B24]/([.B24]+[.B25])" office:value-type="float" office:value="0.0909090909090909" calcext:value-type="float">
            <text:p>0.090909090909091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Av/Iset</text:p>
          </table:table-cell>
          <table:table-cell table:style-name="ce6" table:formula="of:=[.B26]*10*[.B6]*[.B5]" office:value-type="float" office:value="3000" calcext:value-type="float">
            <text:p>3000</text:p>
          </table:table-cell>
          <table:table-cell table:style-name="ce6" table:number-columns-repeated="1022"/>
        </table:table-row>
        <table:table-row table:style-name="ro1">
          <table:table-cell table:style-name="ce3" office:value-type="string" calcext:value-type="string">
            <text:p>Iset(Av=1)</text:p>
          </table:table-cell>
          <table:table-cell table:style-name="ce6" table:formula="of:=1/[.B27]" office:value-type="float" office:value="0.000333333333333333" calcext:value-type="float">
            <text:p>0.000333333333333</text:p>
          </table:table-cell>
          <table:table-cell table:style-name="ce6" table:number-columns-repeated="1022"/>
        </table:table-row>
        <table:table-row table:style-name="ro1">
          <table:table-cell/>
          <table:table-cell table:formula="of:=(5-[.B1])/[.B28]" office:value-type="float" office:value="13200" calcext:value-type="float">
            <text:p>13200</text:p>
          </table:table-cell>
          <table:table-cell table:number-columns-repeated="1022"/>
        </table:table-row>
        <table:table-row table:style-name="ro1">
          <table:table-cell/>
          <table:table-cell table:formula="of:=(5-[.B1])/20000" office:value-type="float" office:value="0.00022" calcext:value-type="float">
            <text:p>0.00022</text:p>
          </table:table-cell>
          <table:table-cell table:number-columns-repeated="1022"/>
        </table:table-row>
        <table:table-row table:style-name="ro1">
          <table:table-cell/>
          <table:table-cell table:formula="of:=[.B28]-[.B30]" office:value-type="float" office:value="0.000113333333333333" calcext:value-type="float">
            <text:p>0.000113333333333</text:p>
          </table:table-cell>
          <table:table-cell table:number-columns-repeated="1022"/>
        </table:table-row>
        <table:table-row table:style-name="ro1">
          <table:table-cell/>
          <table:table-cell table:formula="of:=(5-[.B1])/[.B31]" office:value-type="float" office:value="38823.5294117647" calcext:value-type="float">
            <text:p>38823.5294117647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258.86pt" svg:y="2.83pt">
            <draw:object draw:notify-on-update-of-ranges="Sheet2.A1:Sheet2.A21 Sheet2.D1:Sheet2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.7" calcext:value-type="float">
            <text:p>0.7</text:p>
          </table:table-cell>
          <table:table-cell table:formula="of:=(5-[.A1])/10000" office:value-type="float" office:value="0.00043" calcext:value-type="float">
            <text:p>0.00043</text:p>
          </table:table-cell>
          <table:table-cell table:formula="of:=[.B1]-([.A1]/4700)" office:value-type="float" office:value="0.000281063829787234" calcext:value-type="float">
            <text:p>0.000281063829787</text:p>
          </table:table-cell>
          <table:table-cell table:formula="of:=[.C1]*3000" office:value-type="float" office:value="0.843191489361702" calcext:value-type="float">
            <text:p>0.84319148936170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(5-[.A2])/10000" office:value-type="float" office:value="0.000431" calcext:value-type="float">
            <text:p>0.000431</text:p>
          </table:table-cell>
          <table:table-cell table:formula="of:=[.B2]-([.A2]/4700)" office:value-type="float" office:value="0.000284191489361702" calcext:value-type="float">
            <text:p>0.000284191489362</text:p>
          </table:table-cell>
          <table:table-cell table:formula="of:=[.C2]*3000" office:value-type="float" office:value="0.852574468085106" calcext:value-type="float">
            <text:p>0.85257446808510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(5-[.A3])/10000" office:value-type="float" office:value="0.000432" calcext:value-type="float">
            <text:p>0.000432</text:p>
          </table:table-cell>
          <table:table-cell table:formula="of:=[.B3]-([.A3]/4700)" office:value-type="float" office:value="0.00028731914893617" calcext:value-type="float">
            <text:p>0.000287319148936</text:p>
          </table:table-cell>
          <table:table-cell table:formula="of:=[.C3]*3000" office:value-type="float" office:value="0.861957446808511" calcext:value-type="float">
            <text:p>0.86195744680851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(5-[.A4])/10000" office:value-type="float" office:value="0.000433" calcext:value-type="float">
            <text:p>0.000433</text:p>
          </table:table-cell>
          <table:table-cell table:formula="of:=[.B4]-([.A4]/4700)" office:value-type="float" office:value="0.000290446808510638" calcext:value-type="float">
            <text:p>0.000290446808511</text:p>
          </table:table-cell>
          <table:table-cell table:formula="of:=[.C4]*3000" office:value-type="float" office:value="0.871340425531915" calcext:value-type="float">
            <text:p>0.87134042553191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(5-[.A5])/10000" office:value-type="float" office:value="0.000434" calcext:value-type="float">
            <text:p>0.000434</text:p>
          </table:table-cell>
          <table:table-cell table:formula="of:=[.B5]-([.A5]/4700)" office:value-type="float" office:value="0.000293574468085106" calcext:value-type="float">
            <text:p>0.000293574468085</text:p>
          </table:table-cell>
          <table:table-cell table:formula="of:=[.C5]*3000" office:value-type="float" office:value="0.880723404255319" calcext:value-type="float">
            <text:p>0.88072340425531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(5-[.A6])/10000" office:value-type="float" office:value="0.000435" calcext:value-type="float">
            <text:p>0.000435</text:p>
          </table:table-cell>
          <table:table-cell table:formula="of:=[.B6]-([.A6]/4700)" office:value-type="float" office:value="0.000296702127659574" calcext:value-type="float">
            <text:p>0.00029670212766</text:p>
          </table:table-cell>
          <table:table-cell table:formula="of:=[.C6]*3000" office:value-type="float" office:value="0.890106382978723" calcext:value-type="float">
            <text:p>0.89010638297872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(5-[.A7])/10000" office:value-type="float" office:value="0.000436" calcext:value-type="float">
            <text:p>0.000436</text:p>
          </table:table-cell>
          <table:table-cell table:formula="of:=[.B7]-([.A7]/4700)" office:value-type="float" office:value="0.000299829787234042" calcext:value-type="float">
            <text:p>0.000299829787234</text:p>
          </table:table-cell>
          <table:table-cell table:formula="of:=[.C7]*3000" office:value-type="float" office:value="0.899489361702127" calcext:value-type="float">
            <text:p>0.89948936170212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(5-[.A8])/10000" office:value-type="float" office:value="0.000437" calcext:value-type="float">
            <text:p>0.000437</text:p>
          </table:table-cell>
          <table:table-cell table:formula="of:=[.B8]-([.A8]/4700)" office:value-type="float" office:value="0.000302957446808511" calcext:value-type="float">
            <text:p>0.000302957446809</text:p>
          </table:table-cell>
          <table:table-cell table:formula="of:=[.C8]*3000" office:value-type="float" office:value="0.908872340425532" calcext:value-type="float">
            <text:p>0.90887234042553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(5-[.A9])/10000" office:value-type="float" office:value="0.000438" calcext:value-type="float">
            <text:p>0.000438</text:p>
          </table:table-cell>
          <table:table-cell table:formula="of:=[.B9]-([.A9]/4700)" office:value-type="float" office:value="0.000306085106382979" calcext:value-type="float">
            <text:p>0.000306085106383</text:p>
          </table:table-cell>
          <table:table-cell table:formula="of:=[.C9]*3000" office:value-type="float" office:value="0.918255319148936" calcext:value-type="float">
            <text:p>0.918255319148936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(5-[.A10])/10000" office:value-type="float" office:value="0.000439" calcext:value-type="float">
            <text:p>0.000439</text:p>
          </table:table-cell>
          <table:table-cell table:formula="of:=[.B10]-([.A10]/4700)" office:value-type="float" office:value="0.000309212765957447" calcext:value-type="float">
            <text:p>0.000309212765957</text:p>
          </table:table-cell>
          <table:table-cell table:formula="of:=[.C10]*3000" office:value-type="float" office:value="0.92763829787234" calcext:value-type="float">
            <text:p>0.9276382978723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(5-[.A11])/10000" office:value-type="float" office:value="0.00044" calcext:value-type="float">
            <text:p>0.00044</text:p>
          </table:table-cell>
          <table:table-cell table:formula="of:=[.B11]-([.A11]/4700)" office:value-type="float" office:value="0.000312340425531915" calcext:value-type="float">
            <text:p>0.000312340425532</text:p>
          </table:table-cell>
          <table:table-cell table:formula="of:=[.C11]*3000" office:value-type="float" office:value="0.937021276595745" calcext:value-type="float">
            <text:p>0.93702127659574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(5-[.A12])/10000" office:value-type="float" office:value="0.000441" calcext:value-type="float">
            <text:p>0.000441</text:p>
          </table:table-cell>
          <table:table-cell table:formula="of:=[.B12]-([.A12]/4700)" office:value-type="float" office:value="0.000315468085106383" calcext:value-type="float">
            <text:p>0.000315468085106</text:p>
          </table:table-cell>
          <table:table-cell table:formula="of:=[.C12]*3000" office:value-type="float" office:value="0.946404255319149" calcext:value-type="float">
            <text:p>0.94640425531914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(5-[.A13])/10000" office:value-type="float" office:value="0.000442" calcext:value-type="float">
            <text:p>0.000442</text:p>
          </table:table-cell>
          <table:table-cell table:formula="of:=[.B13]-([.A13]/4700)" office:value-type="float" office:value="0.000318595744680851" calcext:value-type="float">
            <text:p>0.000318595744681</text:p>
          </table:table-cell>
          <table:table-cell table:formula="of:=[.C13]*3000" office:value-type="float" office:value="0.955787234042553" calcext:value-type="float">
            <text:p>0.95578723404255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(5-[.A14])/10000" office:value-type="float" office:value="0.000443" calcext:value-type="float">
            <text:p>0.000443</text:p>
          </table:table-cell>
          <table:table-cell table:formula="of:=[.B14]-([.A14]/4700)" office:value-type="float" office:value="0.000321723404255319" calcext:value-type="float">
            <text:p>0.000321723404255</text:p>
          </table:table-cell>
          <table:table-cell table:formula="of:=[.C14]*3000" office:value-type="float" office:value="0.965170212765957" calcext:value-type="float">
            <text:p>0.96517021276595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(5-[.A15])/10000" office:value-type="float" office:value="0.000444" calcext:value-type="float">
            <text:p>0.000444</text:p>
          </table:table-cell>
          <table:table-cell table:formula="of:=[.B15]-([.A15]/4700)" office:value-type="float" office:value="0.000324851063829787" calcext:value-type="float">
            <text:p>0.00032485106383</text:p>
          </table:table-cell>
          <table:table-cell table:formula="of:=[.C15]*3000" office:value-type="float" office:value="0.974553191489362" calcext:value-type="float">
            <text:p>0.97455319148936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(5-[.A16])/10000" office:value-type="float" office:value="0.000445" calcext:value-type="float">
            <text:p>0.000445</text:p>
          </table:table-cell>
          <table:table-cell table:formula="of:=[.B16]-([.A16]/4700)" office:value-type="float" office:value="0.000327978723404255" calcext:value-type="float">
            <text:p>0.000327978723404</text:p>
          </table:table-cell>
          <table:table-cell table:formula="of:=[.C16]*3000" office:value-type="float" office:value="0.983936170212766" calcext:value-type="float">
            <text:p>0.98393617021276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(5-[.A17])/10000" office:value-type="float" office:value="0.000446" calcext:value-type="float">
            <text:p>0.000446</text:p>
          </table:table-cell>
          <table:table-cell table:formula="of:=[.B17]-([.A17]/4700)" office:value-type="float" office:value="0.000331106382978723" calcext:value-type="float">
            <text:p>0.000331106382979</text:p>
          </table:table-cell>
          <table:table-cell table:formula="of:=[.C17]*3000" office:value-type="float" office:value="0.99331914893617" calcext:value-type="float">
            <text:p>0.9933191489361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(5-[.A18])/10000" office:value-type="float" office:value="0.000447" calcext:value-type="float">
            <text:p>0.000447</text:p>
          </table:table-cell>
          <table:table-cell table:formula="of:=[.B18]-([.A18]/4700)" office:value-type="float" office:value="0.000334234042553191" calcext:value-type="float">
            <text:p>0.000334234042553</text:p>
          </table:table-cell>
          <table:table-cell table:formula="of:=[.C18]*3000" office:value-type="float" office:value="1.00270212765957" calcext:value-type="float">
            <text:p>1.0027021276595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(5-[.A19])/10000" office:value-type="float" office:value="0.000448" calcext:value-type="float">
            <text:p>0.000448</text:p>
          </table:table-cell>
          <table:table-cell table:formula="of:=[.B19]-([.A19]/4700)" office:value-type="float" office:value="0.00033736170212766" calcext:value-type="float">
            <text:p>0.000337361702128</text:p>
          </table:table-cell>
          <table:table-cell table:formula="of:=[.C19]*3000" office:value-type="float" office:value="1.01208510638298" calcext:value-type="float">
            <text:p>1.0120851063829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(5-[.A20])/10000" office:value-type="float" office:value="0.000449" calcext:value-type="float">
            <text:p>0.000449</text:p>
          </table:table-cell>
          <table:table-cell table:formula="of:=[.B20]-([.A20]/4700)" office:value-type="float" office:value="0.000340489361702128" calcext:value-type="float">
            <text:p>0.000340489361702</text:p>
          </table:table-cell>
          <table:table-cell table:formula="of:=[.C20]*3000" office:value-type="float" office:value="1.02146808510638" calcext:value-type="float">
            <text:p>1.021468085106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(5-[.A21])/10000" office:value-type="float" office:value="0.00045" calcext:value-type="float">
            <text:p>0.00045</text:p>
          </table:table-cell>
          <table:table-cell table:formula="of:=[.B21]-([.A21]/4700)" office:value-type="float" office:value="0.000343617021276596" calcext:value-type="float">
            <text:p>0.000343617021277</text:p>
          </table:table-cell>
          <table:table-cell table:formula="of:=[.C21]*3000" office:value-type="float" office:value="1.03085106382979" calcext:value-type="float">
            <text:p>1.03085106382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06:54.855300400</meta:creation-date>
    <dc:date>2019-12-09T16:54:30.439192949</dc:date>
    <meta:editing-duration>PT25M27S</meta:editing-duration>
    <meta:editing-cycles>1</meta:editing-cycles>
    <meta:document-statistic meta:table-count="2" meta:cell-count="14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A1:Sheet2.A21 Sheet2.D1:Sheet2.D21" svg:x="0.32cm" svg:y="0.18cm" svg:width="12.508cm" svg:height="8.64cm">
          <chartooo:coordinate-region svg:x="1.047cm" svg:y="0.38cm" svg:width="11.4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:Sheet2.D21" chart:class="chart:scatter">
            <chart:domain table:cell-range-address="Sheet2.A1:Sheet2.A21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Sheet2.A1:Sheet2.A21</svg:desc>
                </draw:g>
              </table:table-cell>
              <table:table-cell office:value-type="float" office:value="0.843191489361702">
                <text:p>0.843191489361702</text:p>
                <draw:g>
                  <svg:desc>Sheet2.D1:Sheet2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">
                <text:p>0.69</text:p>
              </table:table-cell>
              <table:table-cell office:value-type="float" office:value="0.852574468085106">
                <text:p>0.852574468085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">
                <text:p>0.68</text:p>
              </table:table-cell>
              <table:table-cell office:value-type="float" office:value="0.861957446808511">
                <text:p>0.861957446808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871340425531915">
                <text:p>0.871340425531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">
                <text:p>0.66</text:p>
              </table:table-cell>
              <table:table-cell office:value-type="float" office:value="0.880723404255319">
                <text:p>0.8807234042553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890106382978723">
                <text:p>0.890106382978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">
                <text:p>0.64</text:p>
              </table:table-cell>
              <table:table-cell office:value-type="float" office:value="0.899489361702127">
                <text:p>0.899489361702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">
                <text:p>0.63</text:p>
              </table:table-cell>
              <table:table-cell office:value-type="float" office:value="0.908872340425532">
                <text:p>0.908872340425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">
                <text:p>0.62</text:p>
              </table:table-cell>
              <table:table-cell office:value-type="float" office:value="0.918255319148936">
                <text:p>0.918255319148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92763829787234">
                <text:p>0.927638297872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937021276595745">
                <text:p>0.937021276595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">
                <text:p>0.59</text:p>
              </table:table-cell>
              <table:table-cell office:value-type="float" office:value="0.946404255319149">
                <text:p>0.946404255319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">
                <text:p>0.58</text:p>
              </table:table-cell>
              <table:table-cell office:value-type="float" office:value="0.955787234042553">
                <text:p>0.955787234042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">
                <text:p>0.57</text:p>
              </table:table-cell>
              <table:table-cell office:value-type="float" office:value="0.965170212765957">
                <text:p>0.9651702127659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">
                <text:p>0.56</text:p>
              </table:table-cell>
              <table:table-cell office:value-type="float" office:value="0.974553191489362">
                <text:p>0.974553191489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">
                <text:p>0.55</text:p>
              </table:table-cell>
              <table:table-cell office:value-type="float" office:value="0.983936170212766">
                <text:p>0.983936170212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">
                <text:p>0.54</text:p>
              </table:table-cell>
              <table:table-cell office:value-type="float" office:value="0.99331914893617">
                <text:p>0.99331914893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">
                <text:p>0.53</text:p>
              </table:table-cell>
              <table:table-cell office:value-type="float" office:value="1.00270212765957">
                <text:p>1.00270212765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">
                <text:p>0.52</text:p>
              </table:table-cell>
              <table:table-cell office:value-type="float" office:value="1.01208510638298">
                <text:p>1.01208510638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">
                <text:p>0.51</text:p>
              </table:table-cell>
              <table:table-cell office:value-type="float" office:value="1.02146808510638">
                <text:p>1.02146808510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1.03085106382979">
                <text:p>1.03085106382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